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Text_20_body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697127" text:style-name="L2">
        <text:list-item>
          <text:p text:style-name="P2">Interfejs graficzny programu „Adminum”.</text:p>
          <text:p text:style-name="P2">Na zapotrzebowanie projektu został stworzony prototyp programu „Adminum” w skład którego wchodzi również jego interfejs graficzny. Niniejszy dokument jest jemu poświęcony. </text:p>
          <text:p text:style-name="P2">Interfejs graficzny „Adminum” będzie dostępny przy użyciu przeglądarki internetowej. Jest on przystosowany do różnych rodzai użytkowników, od niezarejestrowanego do administratora. Dla każdego z typów użytkowników został przygotowany inny interfejs.</text:p>
        </text:list-item>
        <text:list-item>
          <text:p text:style-name="P2">Interfejs graficzny dla użytkowników.</text:p>
          <text:p text:style-name="P2">W tym podrozdziale zostanie przedstawiony interfejs dla niezarejestrowanego gościa serwisu.</text:p>
          <text:p text:style-name="P2">Po wejściu do serwisu gość widzi stronę główną, na której znajduje się elektroniczny wniosek rejestracji do sieci. Ponad nim umieszczone jest menu, które pozwala użytkownikowi przemieszczać się między wnioskiem elektronicznym a stroną składania usterek. Na stronie głównej jest również możliwość zmiany języka z domyślnego polskiego na jeden z czterech najpopularniejszych (angielski, niemiecki, francuski, rosyjski) przy pomocy ikonek flag.</text:p>
          <text:p text:style-name="P2">W przypadku użytkowników zarejestrowanych lub oczekujących na dodanie do sieci – zamiast wniosku elektronicznego pojawia się ich status w sieci, natomiast na ekranie użytkowników odrzuconych pojawia się informacja z powodem odrzucenia ich wniosku.</text:p>
        </text:list-item>
        <text:list-item>
          <text:p text:style-name="P2">Interfejs graficzny administratora sieci.</text:p>
          <text:p text:style-name="P2">Ten podrozdział poświęcony jest interfejsowi graficznemu programu „Adminum” dla administratorów sieci.</text:p>
          <text:p text:style-name="P2">Panel administratora jest dostępny po naciśnięciu loga Uniwersytetu Wrocławskiego na stronie głownej – dostępnej dla każdego użytkownika. Administrator zostaje wtedy przeniesiony na stronę logowania, gdzie musi podać swój login i hasło dostępu. Po zalogowaniu się do panelu administratora na ekranie pojawia się menu z którego można wybierać pomiędzy bazą danych zarejestrowanych użytkowników, listą użytkowników oczekujących na zaakceptowanie przyłączenia do sieci o raz zakładką ze zgłoszonymi usterkami.</text:p>
          <text:p text:style-name="P3">Wybierając bazę danych użytkowników, administrator zobaczy tabelę z najważniejszymi informacjami o użytkownikach, tj. imię nazwisko, adres MAC, przydzielone IP, dom studencki oraz nr pokoju. Po kliknięciu na nazwisko wybranego użytkownika, administrator przechodzi do strony z pełnymi danymi podanymi w wniosku elektronicznym, a także może przejrzeć notatki dopisane do użytkownika przez administratorów. W stronie wybranego użytkownika można również ustawić zakres jego możliwości w sieci.</text:p>
          <text:p text:style-name="P3">W zakładce dotyczącej użytkowników oczekujących na zaakceptowanie pojawia się lista użytkowników podobna do tej z bazy danych użytkowników, gdzie po kliknięciu i przejściu na stronę użytkownika jest możliwość dodania lub odrzucenia wniosku.</text:p>
          <text:p text:style-name="P3">Strona ze zgłoszonymi usterkami przedstawia się w podobny sposób, a mianowicie w postaci listy tematów zgłoszonych usterek oraz numeru pokoju, którego dotyczy. Dopiero po naciśnięciu tematu usterki pojawia się pełen jej opis podany przez użytkownik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28T16:07:38.86</meta:creation-date>
    <dc:date>2011-11-29T16:35:43.84</dc:date>
    <meta:editing-duration>PT10H32M38S</meta:editing-duration>
    <meta:editing-cycles>2</meta:editing-cycles>
    <meta:generator>OpenOffice.org/3.2$Win32 OpenOffice.org_project/320m18$Build-9502</meta:generator>
    <meta:document-statistic meta:table-count="0" meta:image-count="0" meta:object-count="0" meta:page-count="1" meta:paragraph-count="13" meta:word-count="377" meta:character-count="2911"/>
  </office:meta>
</office:document-meta>
</file>